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office:version="1.2">
  <office:body>
    <office:spreadsheet>
      <table:table table:name="dette_adel_suite">
        <table:table-row>
          <table:table-cell office:value-type="string">
            <text:p/>
          </table:table-cell>
          <table:table-cell office:value-type="string">
            <text:p>Total prêté (€)</text:p>
          </table:table-cell>
          <table:table-cell office:value-type="string">
            <text:p>3 200,00 €</text:p>
          </table:table-cell>
          <table:table-cell office:value-type="string">
            <text:p>Total payé (€)</text:p>
          </table:table-cell>
          <table:table-cell office:value-type="string">
            <text:p>0,00 €</text:p>
          </table:table-cell>
          <table:table-cell office:value-type="string">
            <text:p/>
          </table:table-cell>
          <table:table-cell office:value-type="string">
            <text:p>Date de l'opération</text:p>
          </table:table-cell>
          <table:table-cell office:value-type="string">
            <text:p>Détail de l'écriture</text:p>
          </table:table-cell>
          <table:table-cell office:value-type="string">
            <text:p>Montant de l'opération</text:p>
          </table:table-cell>
          <table:table-cell office:value-type="string">
            <text:p>Devise</text:p>
          </table:table-cell>
        </table:table-row>
        <table:table-row>
          <table:table-cell office:value-type="string">
            <text:p/>
          </table:table-cell>
          <table:table-cell office:value-type="string">
            <text:p>Reste à payer (€)</text:p>
          </table:table-cell>
          <table:table-cell office:value-type="string">
            <text:p>3 20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ate</text:p>
          </table:table-cell>
          <table:table-cell office:value-type="string">
            <text:p>Payé(€)</text:p>
          </table:table-cell>
          <table:table-cell office:value-type="string">
            <text:p>Prêté(€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te de l'opération</text:p>
          </table:table-cell>
          <table:table-cell office:value-type="string">
            <text:p>Détail de l'écriture</text:p>
          </table:table-cell>
          <table:table-cell office:value-type="string">
            <text:p>Montant de l'opération</text:p>
          </table:table-cell>
          <table:table-cell office:value-type="string">
            <text:p>Devise</text:p>
          </table:table-cell>
        </table:table-row>
        <table:table-row>
          <table:table-cell office:value-type="string">
            <text:p/>
          </table:table-cell>
          <table:table-cell office:value-type="string">
            <text:p>XX/01/24</text:p>
          </table:table-cell>
          <table:table-cell office:value-type="string">
            <text:p>0,00 €</text:p>
          </table:table-cell>
          <table:table-cell office:value-type="string">
            <text:p>-3 20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XX/01/2024</text:p>
          </table:table-cell>
          <table:table-cell office:value-type="string">
            <text:p>Premier virement</text:p>
          </table:table-cell>
          <table:table-cell office:value-type="string">
            <text:p>-2000</text:p>
          </table:table-cell>
          <table:table-cell office:value-type="string">
            <text:p>EU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euxieme virement</text:p>
          </table:table-cell>
          <table:table-cell office:value-type="string">
            <text:p>-1000</text:p>
          </table:table-cell>
          <table:table-cell office:value-type="string">
            <text:p>EU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roisieme virement</text:p>
          </table:table-cell>
          <table:table-cell office:value-type="string">
            <text:p>-200</text:p>
          </table:table-cell>
          <table:table-cell office:value-type="string">
            <text:p>EUR</text:p>
          </table:table-cell>
        </table:table-row>
        <table:table-row>
          <table:table-cell office:value-type="string">
            <text:p/>
          </table:table-cell>
          <table:table-cell office:value-type="string">
            <text:p>XX/02/24</text:p>
          </table:table-cell>
          <table:table-cell office:value-type="string">
            <text:p>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XX/02/2024</text:p>
          </table:table-cell>
          <table:table-cell office:value-type="string">
            <text:p>/</text:p>
          </table:table-cell>
          <table:table-cell office:value-type="string">
            <text:p>0</text:p>
          </table:table-cell>
          <table:table-cell office:value-type="string">
            <text:p>EUR</text:p>
          </table:table-cell>
        </table:table-row>
      </table:table>
      <table:table table:name="dette_adel_inconnue">
        <table:table-row>
          <table:table-cell office:value-type="string">
            <text:p/>
          </table:table-cell>
          <table:table-cell office:value-type="string">
            <text:p>Total dû (€)</text:p>
          </table:table-cell>
          <table:table-cell office:value-type="string">
            <text:p>1 250,00 €</text:p>
          </table:table-cell>
          <table:table-cell office:value-type="string">
            <text:p>Total payé (€)</text:p>
          </table:table-cell>
          <table:table-cell office:value-type="string">
            <text:p>0,00 €</text:p>
          </table:table-cell>
          <table:table-cell office:value-type="string">
            <text:p/>
          </table:table-cell>
          <table:table-cell office:value-type="string">
            <text:p>Date de l'opération</text:p>
          </table:table-cell>
          <table:table-cell office:value-type="string">
            <text:p>Détail de l'écriture</text:p>
          </table:table-cell>
          <table:table-cell office:value-type="string">
            <text:p>Montant de l'opération</text:p>
          </table:table-cell>
          <table:table-cell office:value-type="string">
            <text:p>Devise</text:p>
          </table:table-cell>
        </table:table-row>
        <table:table-row>
          <table:table-cell office:value-type="string">
            <text:p/>
          </table:table-cell>
          <table:table-cell office:value-type="string">
            <text:p>Reste à payer (€)</text:p>
          </table:table-cell>
          <table:table-cell office:value-type="string">
            <text:p>1 25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XX/XX/XX</text:p>
          </table:table-cell>
          <table:table-cell office:value-type="string">
            <text:p>Virement(s)</text:p>
          </table:table-cell>
          <table:table-cell office:value-type="string">
            <text:p>-1250</text:p>
          </table:table-cell>
          <table:table-cell office:value-type="string">
            <text:p>EUR</text:p>
          </table:table-cell>
        </table:table-row>
        <table:table-row>
          <table:table-cell office:value-type="string">
            <text:p/>
          </table:table-cell>
          <table:table-cell office:value-type="string">
            <text:p>Date</text:p>
          </table:table-cell>
          <table:table-cell office:value-type="string">
            <text:p>Payé(€)</text:p>
          </table:table-cell>
          <table:table-cell office:value-type="string">
            <text:p>Prêté(€)</text:p>
          </table:table-cell>
        </table:table-row>
      </table:table>
    </office:spreadsheet>
  </office:body>
</office:document-content>
</file>